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Regular" style:font-pitch="fixed"/>
    <style:font-face style:name="Arial3" svg:font-family="Arial" style:font-adornments="Regular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adornments="Regular" style:font-pitch="fixed"/>
    <style:font-face style:name="David CLM" svg:font-family="'David CLM'" style:font-family-generic="roman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F Narkisim" svg:font-family="'MF Narkisim'" style:font-family-generic="system" style:font-pitch="variable"/>
    <style:font-face style:name="MF Narkisim1" svg:font-family="'MF Narkisim'" style:font-adornments="Regular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adornments="Regular" style:font-pitch="fixed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6ff879a"/>
    </style:style>
    <style:style style:name="P3" style:family="paragraph" style:parent-style-name="Heading_20_2">
      <style:text-properties style:use-window-font-color="true" loext:opacity="0%" officeooo:paragraph-rsid="0707e6fe"/>
    </style:style>
    <style:style style:name="P4" style:family="paragraph" style:parent-style-name="Standard">
      <style:paragraph-properties fo:margin-left="0in" fo:margin-right="0in" fo:line-height="0.2083in" fo:text-align="end" style:justify-single-word="false" fo:text-indent="0in" style:auto-text-indent="false" style:writing-mode="rl-tb"/>
    </style:style>
    <style:style style:name="P5" style:family="paragraph" style:parent-style-name="Standard">
      <style:paragraph-properties fo:margin-left="0in" fo:margin-right="0in" fo:line-height="0.2083in" fo:text-indent="0in" style:auto-text-indent="false"/>
      <style:text-properties style:font-name="Times New Roman"/>
    </style:style>
    <style:style style:name="P6" style:family="paragraph" style:parent-style-name="Standard">
      <style:paragraph-properties fo:margin-left="0in" fo:margin-right="0in" fo:line-height="0.2083in" fo:text-indent="0in" style:auto-text-indent="false"/>
    </style:style>
    <style:style style:name="P7" style:family="paragraph" style:parent-style-name="תרגיל_20_סוף">
      <style:paragraph-properties fo:line-height="0.1043in" fo:padding-left="0in" fo:padding-right="0in" fo:padding-top="0in" fo:padding-bottom="0.0138in" fo:border-left="none" fo:border-right="none" fo:border-top="none" fo:border-bottom="0.51pt solid #000000">
        <style:tab-stops>
          <style:tab-stop style:position="0.1972in"/>
        </style:tab-stops>
      </style:paragraph-properties>
      <style:text-properties style:font-name="Times New Roman"/>
    </style:style>
    <style:style style:name="P8" style:family="paragraph" style:parent-style-name="Standard">
      <style:text-properties style:use-window-font-color="true" loext:opacity="0%" officeooo:paragraph-rsid="0707e6fe"/>
    </style:style>
    <style:style style:name="P9" style:family="paragraph" style:parent-style-name="Standard">
      <style:text-properties style:use-window-font-color="true" loext:opacity="0%" officeooo:rsid="071e3846" officeooo:paragraph-rsid="071e3846"/>
    </style:style>
    <style:style style:name="P10" style:family="paragraph" style:parent-style-name="Text_20_body">
      <style:text-properties style:use-window-font-color="true" loext:opacity="0%" style:font-name="Monospace" officeooo:rsid="06be5afb" officeooo:paragraph-rsid="0707e6fe" style:font-size-asian="10.5pt" style:font-name-complex="David CLM1" style:font-weight-complex="normal"/>
    </style:style>
    <style:style style:name="P11" style:family="paragraph" style:parent-style-name="Heading_20_2">
      <style:text-properties style:use-window-font-color="true" loext:opacity="0%" officeooo:rsid="06c90542" officeooo:paragraph-rsid="07060f20"/>
    </style:style>
    <style:style style:name="P12" style:family="paragraph" style:parent-style-name="Standard">
      <style:paragraph-properties fo:margin-left="0in" fo:margin-right="0in" fo:line-height="0.2083in" fo:text-indent="0in" style:auto-text-indent="false"/>
      <style:text-properties style:font-name="David"/>
    </style:style>
    <style:style style:name="P13" style:family="paragraph" style:parent-style-name="Standard">
      <style:text-properties style:use-window-font-color="true" loext:opacity="0%" style:font-name="Monospace" officeooo:rsid="06c90542" officeooo:paragraph-rsid="071b9382" style:font-size-asian="10.5pt" style:font-name-complex="David CLM1" style:font-weight-complex="normal"/>
    </style:style>
    <style:style style:name="P14" style:family="paragraph" style:parent-style-name="Heading_20_2">
      <style:text-properties style:use-window-font-color="true" loext:opacity="0%" officeooo:paragraph-rsid="07014211"/>
    </style:style>
    <style:style style:name="P15" style:family="paragraph" style:parent-style-name="Text_20_body">
      <style:text-properties style:use-window-font-color="true" loext:opacity="0%" officeooo:rsid="07014211" officeooo:paragraph-rsid="071b9382"/>
    </style:style>
    <style:style style:name="P16" style:family="paragraph" style:parent-style-name="Heading_20_2">
      <style:text-properties style:use-window-font-color="true" loext:opacity="0%" officeooo:paragraph-rsid="07075c25"/>
    </style:style>
    <style:style style:name="P17" style:family="paragraph" style:parent-style-name="Text_20_body">
      <style:text-properties style:use-window-font-color="true" loext:opacity="0%" style:font-name="Monospace" fo:language="en" fo:country="US" officeooo:rsid="070c2f4f" officeooo:paragraph-rsid="071b9382" style:font-size-asian="10.5pt" style:font-name-complex="David CLM1" style:font-weight-complex="normal"/>
    </style:style>
    <style:style style:name="P18" style:family="paragraph" style:parent-style-name="Heading_20_2">
      <style:text-properties style:use-window-font-color="true" loext:opacity="0%" officeooo:paragraph-rsid="0713a5f7"/>
    </style:style>
    <style:style style:name="P19" style:family="paragraph" style:parent-style-name="Text_20_body">
      <style:text-properties style:use-window-font-color="true" loext:opacity="0%" officeooo:rsid="0713a5f7" officeooo:paragraph-rsid="071b9382"/>
    </style:style>
    <style:style style:name="P20" style:family="paragraph" style:parent-style-name="Text_20_body">
      <style:text-properties style:use-window-font-color="true" loext:opacity="0%" style:font-name="David" officeooo:rsid="0713a5f7" officeooo:paragraph-rsid="071b9382"/>
    </style:style>
    <style:style style:name="T1" style:family="text">
      <style:text-properties officeooo:rsid="05226f8d"/>
    </style:style>
    <style:style style:name="T2" style:family="text">
      <style:text-properties officeooo:rsid="04af6545"/>
    </style:style>
    <style:style style:name="T3" style:family="text">
      <style:text-properties officeooo:rsid="05f3078d"/>
    </style:style>
    <style:style style:name="T4" style:family="text">
      <style:text-properties style:font-name="Liberation Sans1" fo:font-size="21pt" fo:font-weight="bold" officeooo:rsid="06efcd3e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5" style:family="text">
      <style:text-properties style:font-name="Liberation Sans1" fo:font-size="21pt" fo:font-weight="bold" officeooo:rsid="071b9382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6" style:family="text">
      <style:text-properties style:font-name="Monospace" officeooo:rsid="06fa9d70" style:font-size-asian="10.5pt" style:font-name-complex="David CLM1" style:font-weight-complex="normal"/>
    </style:style>
    <style:style style:name="T7" style:family="text">
      <style:text-properties style:font-name="Monospace" officeooo:rsid="0658fae3" style:font-size-asian="10.5pt" style:font-name-complex="David CLM1" style:font-weight-complex="normal"/>
    </style:style>
    <style:style style:name="T8" style:family="text">
      <style:text-properties style:font-name="Monospace" officeooo:rsid="07033df7" style:font-size-asian="10.5pt" style:font-name-complex="David CLM1" style:font-weight-complex="normal"/>
    </style:style>
    <style:style style:name="T9" style:family="text">
      <style:text-properties style:font-name="Monospace" fo:font-size="12pt" fo:language="en" fo:country="US" fo:font-style="normal" fo:font-weight="normal" officeooo:rsid="0707e6f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officeooo:rsid="065efeae"/>
    </style:style>
    <style:style style:name="T11" style:family="text">
      <style:text-properties officeooo:rsid="071d2913"/>
    </style:style>
    <style:style style:name="T12" style:family="text">
      <style:text-properties fo:font-family="'Times New Roman'" style:font-family-generic="roman" style:font-pitch="variable"/>
    </style:style>
    <style:style style:name="T13" style:family="text">
      <style:text-properties style:font-name="David"/>
    </style:style>
    <style:style style:name="T14" style:family="text">
      <style:text-properties style:font-name="David" officeooo:rsid="071d2913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71d2913"/>
    </style:style>
    <style:style style:name="T17" style:family="text">
      <style:text-properties style:font-name="Monospace" fo:language="en" fo:country="US" style:font-size-asian="10.5pt" style:font-name-complex="David CLM1" style:font-weight-complex="normal"/>
    </style:style>
    <style:style style:name="T18" style:family="text">
      <style:text-properties style:font-name="Monospace" fo:language="en" fo:country="US" officeooo:rsid="065efeae" style:font-size-asian="10.5pt" style:font-name-complex="David CLM1" style:font-weight-complex="normal"/>
    </style:style>
    <style:style style:name="T19" style:family="text">
      <style:text-properties fo:font-family="David" style:font-family-generic="roman" style:font-pitch="variable"/>
    </style:style>
    <style:style style:name="T20" style:family="text">
      <style:text-properties fo:language="en" fo:country="US" style:language-asian="en" style:country-asian="US" style:language-complex="he" style:country-complex="IL"/>
    </style:style>
    <style:style style:name="T21" style:family="text">
      <style:text-properties style:font-name="David" style:font-name-asian="Calibri"/>
    </style:style>
    <style:style style:name="T22" style:family="text">
      <style:text-properties style:text-position="sub 58%" style:font-name="David"/>
    </style:style>
    <style:style style:name="T23" style:family="text">
      <style:text-properties style:font-name="Monospace" fo:font-size="12pt" fo:font-style="normal" fo:font-weight="normal" officeooo:rsid="0707e6f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4" style:family="text">
      <style:text-properties officeooo:rsid="06d2355e"/>
    </style:style>
    <style:style style:name="T25" style:family="text">
      <style:text-properties style:font-name="Monospace" fo:font-size="12pt" fo:font-style="normal" fo:font-weight="normal" officeooo:rsid="06f1585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6" style:family="text">
      <style:text-properties style:font-name="Monospace" fo:font-size="12pt" fo:font-style="normal" fo:font-weight="normal" officeooo:rsid="070b514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7" style:family="text">
      <style:text-properties officeooo:rsid="06def1a1"/>
    </style:style>
    <style:style style:name="T28" style:family="text">
      <style:text-properties fo:language="en" fo:country="US" officeooo:rsid="0713a5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משפט_הגדרה_אלגוריתם_למה"/>
      </text:sequence-decls>
      <text:h text:style-name="P1" text:outline-level="1"><text:span text:style-name="T1">מטלה</text:span><text:span text:style-name="T2"> –</text:span><text:span text:style-name="T3"> חלוק</text:span><text:span text:style-name="T4">ה </text:span><text:span text:style-name="T5">בהגרלה</text:span></text:h>
      <text:p text:style-name="P2"><text:span text:style-name="T6">יש לענות על שאלה אחת לבחירתכם. <text:s/></text:span><text:span text:style-name="T7">שאלות המסומנות בכוכבית (*) מזכות בניקוד כפול. </text:span><text:span text:style-name="T8">סעיפים המסומנים בכוכבית (*) הם רשות ומזכים בניקוד כפול.</text:span></text:p>
      <text:p text:style-name="P3">שאלה <text:span text:style-name="T9">1</text:span><text:span text:style-name="T10">: </text:span><text:span text:style-name="T11">אלגוריתם בירקהוף</text:span></text:p>
      <text:p text:style-name="P4" loext:marker-style-name="T12"><text:span text:style-name="T13">א. </text:span><text:span text:style-name="T14">המציאו גרף דו-צדדי מאוזן בגודל 4 (שונה מהגרף של ההרצאה). </text:span><text:span text:style-name="T13">תארו </text:span><text:span text:style-name="T14">שתי ריצות אפשריות שונות של אלגוריתם בירקהוף </text:span><text:span text:style-name="T15">על אותו גרף (</text:span><text:span text:style-name="T16">ריצות המוצאות </text:span><text:span text:style-name="T15">שידוכים שונים).</text:span></text:p>
      <text:p text:style-name="P5" loext:marker-style-name="T12"/>
      <text:p text:style-name="P6" loext:marker-style-name="T12"><text:span text:style-name="T15">ב. הפעילו את </text:span><text:span text:style-name="T16">אלגוריתם בירקהוף </text:span><text:span text:style-name="T15">על גרף לא־מאוזן, והראו שהוא נכשל (לא מוצא פירוק בירקהוף).</text:span></text:p>
      <text:p text:style-name="P7" loext:marker-style-name="T12"/>
      <text:p text:style-name="P8"/>
      <text:p text:style-name="P9">* ג. הוכיחו, שאם לגרף G יש פירוק בירקהוף, אז הוא בהכרח מאוזן.</text:p>
      <text:p text:style-name="P10"/>
      <text:p text:style-name="P10"/>
      <text:p text:style-name="P11"><text:span text:style-name="T17">שאלה </text:span><text:span text:style-name="T9">2</text:span><text:span text:style-name="T18">: </text:span></text:p>
      <text:p text:style-name="P6" loext:marker-style-name="T19"><text:span text:style-name="T13">א. נתונים 3n חפצים שיש לחלק בין n שחקנים, כך שכל שחקן מקבל בדיוק 3 חפצים. נתונה מטריצת הסתברויות עם n שורות (שורה לכל שחקן) <text:s/>ו־3n עמודות (עמודה לכל חפץ). סכום הערכים בכל שורה הוא 3, <text:s/>וסכום הערכים בכל עמודה הוא 1. הוכיחו, שניתן לפרק את המטריצה להגרלה על חלוקות, שבכל אחת מהן, כל שחקן מקבל בדיוק 3 חפצים. <text:s text:c="2"/></text:span></text:p>
      <text:p text:style-name="P6" loext:marker-style-name="T19"><text:span text:style-name="äáçðä"><text:span text:style-name="T20">רמז</text:span></text:span><text:span text:style-name="T13">: צרו 3 עותקים של כל שחקן, ובצעו רדוקציה ל</text:span><text:span text:style-name="T15"><text:bookmark-ref text:reference-format="text" text:ref-name="_Ref113957993">Error: Reference source not found</text:bookmark-ref></text:span><text:span text:style-name="T13">.</text:span></text:p>
      <text:p text:style-name="P12" loext:marker-style-name="T19"/>
      <text:p text:style-name="P6" loext:marker-style-name="T19"><text:span text:style-name="T13">ב. הכלילו את סעיף א לשחקנים עם אילוצים לא־סימטריים, כגון:</text:span><text:span text:style-name="T21"> </text:span><text:span text:style-name="T13">שחקן א צריך לקבל בדיוק 2 חפצים, שחקן ב צריך לקבל בדיוק 4 חפצים, וכו'. הגדירו תנאי הכרחי על מטריצת ההסתברויות, והוכיחו שהתנאי הזה מספיק לכך שקיים פירוק להגרלות על השמות המקיימות את האילוצים.</text:span></text:p>
      <text:p text:style-name="P5" loext:marker-style-name="T12"/>
      <text:p text:style-name="P6" loext:marker-style-name="T19"><text:span text:style-name="T13">* ג. הכלילו את סעיף א למטריצה עם מספרים לא־שלמים. לדוגמה, נניח שיש 23 חפצים שיש לחלק בין 10 שחקנים. נתונה מטריצת הסתברויות עם 10 שורות (שורה לכל שחקן) <text:s/>ו־23 עמודות. סכום הערכים בכל שורה הוא 2.3, <text:s/>וסכום הערכים בכל עמודה הוא 1. הוכיחו, שניתן לפרק את המטריצה להגרלה על חלוקות, שבכל אחת מהן, כל שחקן מקבל 2 או 3 חפצים. <text:s text:c="2"/></text:span><text:span text:style-name="T13"/></text:p>
      <text:p text:style-name="P6" loext:marker-style-name="T19"><text:span text:style-name="äáçðä"><text:span text:style-name="T20">רמז</text:span></text:span><text:span text:style-name="T13">: הכלילו את </text:span><text:span text:style-name="T15"><text:bookmark-ref text:reference-format="text" text:ref-name="_Ref143766490">Error: Reference source not found</text:bookmark-ref></text:span><text:span text:style-name="T13">: הגדירו מחלקה של גרפים דו-צדדיים, שבה סכום המשקלים בקשתות המחוברות לקודקוד כלשהו בצד אחד הוא v</text:span><text:span text:style-name="T22">1</text:span><text:span text:style-name="T13">, ובצד השני הוא v</text:span><text:span text:style-name="T22">2</text:span><text:span text:style-name="T13">. הכלילו בהתאם את <text:s/></text:span><text:span text:style-name="T15"><text:bookmark-ref text:reference-format="text" text:ref-name="_Ref113958393">Error: Reference source not found</text:bookmark-ref></text:span><text:span text:style-name="T13">, </text:span><text:span text:style-name="T15"><text:bookmark-ref text:reference-format="text" text:ref-name="_Ref113957993">Error: Reference source not found</text:bookmark-ref></text:span><text:span text:style-name="T13"><text:s/>ו</text:span><text:span text:style-name="T15"><text:bookmark-ref text:reference-format="text" text:ref-name="_Ref114040535">Error: Reference source not found</text:bookmark-ref></text:span><text:span text:style-name="T13">.</text:span></text:p>
      <text:p text:style-name="P13"/>
      <text:p text:style-name="P14">שאלה <text:span text:style-name="T23">3</text:span><text:span text:style-name="T10">: </text:span></text:p>
      <text:p text:style-name="P15">… </text:p>
      <text:p text:style-name="P16"><text:span text:style-name="T24">שאלה</text:span><text:span text:style-name="T25"> </text:span><text:span text:style-name="T26">4</text:span><text:span text:style-name="T10">: </text:span></text:p>
      <text:p text:style-name="P17">…</text:p>
      <text:p text:style-name="P18"><text:soft-page-break/><text:span text:style-name="T27">שאלה </text:span><text:span text:style-name="T28">5</text:span><text:span text:style-name="T10">: </text:span></text:p>
      <text:p text:style-name="P19">…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Regular" style:font-pitch="fixed"/>
    <style:font-face style:name="Arial3" svg:font-family="Arial" style:font-adornments="Regular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avid" svg:font-family="David" style:font-adornments="Regular" style:font-pitch="fixed"/>
    <style:font-face style:name="David CLM" svg:font-family="'David CLM'" style:font-family-generic="roman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F Narkisim" svg:font-family="'MF Narkisim'" style:font-family-generic="system" style:font-pitch="variable"/>
    <style:font-face style:name="MF Narkisim1" svg:font-family="'MF Narkisim'" style:font-adornments="Regular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adornments="Regular" style:font-pitch="fixed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2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" style:display-name="Default_2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style:contextual-spacing="false" fo:line-height="92%" fo:text-align="start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Anchor" style:display-name="Endnote Anchor" style:family="paragraph" style:default-outline-level="">
      <style:text-properties style:text-position="super 58%"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text-properties style:font-name="Courier New" fo:font-family="'Courier New'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Noto Sans1" style:font-family-complex="'Noto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הבחנה" style:family="paragraph" style:default-outline-level="">
      <style:text-properties style:font-name="Arial" fo:font-family="Arial" style:font-family-generic="roman" style:font-pitch="variable" fo:font-size="12pt" fo:letter-spacing="0.0043in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מושג" style:family="paragraph" style:default-outline-level="">
      <style:text-properties style:font-name="Arial" fo:font-family="Arial" style:font-family-generic="roman" style:font-pitch="variable" fo:font-size="11pt" fo:font-style="normal" fo:font-weight="bold" style:font-name-asian="DejaVu Sans" style:font-family-asian="'DejaVu Sans'" style:font-family-generic-asian="system" style:font-pitch-asian="variable" style:font-size-asian="11pt" style:font-style-asian="normal" style:font-weight-asian="bold" style:font-name-complex="Noto Sans1" style:font-family-complex="'Noto Sans'" style:font-family-generic-complex="system" style:font-pitch-complex="variable" style:font-size-complex="12pt"/>
    </style:style>
    <style:style style:name="הוכחה_20_-_20_משל" style:display-name="הוכחה - משל" style:family="paragraph" style:default-outline-level="">
      <style:paragraph-properties fo:margin-top="0in" fo:margin-bottom="0in" style:contextual-spacing="false" style:line-height-at-least="0.2209in" fo:text-align="start" style:justify-single-word="false" style:writing-mode="rl-tb"/>
      <style:text-properties style:font-name="David CLM" fo:font-family="'David CLM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/>
    </style:style>
    <style:style style:name="הוכחה" style:family="paragraph" style:default-outline-level="">
      <style:paragraph-properties fo:margin-top="0.0736in" fo:margin-bottom="0in" style:contextual-spacing="false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נוסחה" style:family="paragraph" style:default-outline-level="">
      <style:paragraph-properties fo:margin-left="2.0846in" fo:margin-right="0in" fo:line-height="150%" fo:text-align="start" style:justify-single-word="false" fo:text-indent="-1.0425in" style:auto-text-indent="false" style:writing-mode="lr-tb"/>
      <style:text-properties style:font-name="David CLM" fo:font-family="'David CLM'" style:font-family-generic="roman" style:font-pitch="variable" fo:font-size="11pt" fo:letter-spacing="0.028in" fo:font-weight="normal" style:font-name-asian="DejaVu Sans" style:font-family-asian="'DejaVu Sans'" style:font-family-generic-asian="system" style:font-pitch-asian="variable" style:font-size-asian="11pt" style:font-weight-asian="normal" style:font-name-complex="Noto Sans1" style:font-family-complex="'Noto Sans'" style:font-family-generic-complex="system" style:font-pitch-complex="variable" style:font-size-complex="12pt"/>
    </style:style>
    <style:style style:name="בולט" style:family="paragraph" style:default-outline-level="">
      <style:paragraph-properties fo:margin-left="0.8819in" fo:margin-right="0in" fo:margin-top="0in" fo:margin-bottom="0in" style:contextual-spacing="false" style:line-height-at-least="0.3799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in" fo:margin-bottom="0in" style:contextual-spacing="false" style:line-height-at-least="0.3654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חצי_20_שורה" style:display-name="חצי שורה" style:family="paragraph" style:default-outline-level="">
      <style:paragraph-properties style:line-height-at-least="0.1717in" fo:text-align="end" style:justify-single-word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פנים_20_מסגרת" style:display-name="פנים מסגרת" style:family="paragraph" style:default-outline-level="">
      <style:paragraph-properties fo:margin-left="0.5209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default-outline-level="">
      <style:paragraph-properties fo:margin-left="0.278in" fo:margin-right="0.278in" fo:text-align="end" style:justify-single-word="false" fo:text-indent="0in" style:auto-text-indent="false" style:writing-mode="rl-tb"/>
      <style:text-properties style:font-name="David CLM" fo:font-family="'David CLM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Noto Sans1" style:font-family-complex="'Noto Sans'" style:font-family-generic-complex="system" style:font-pitch-complex="variable" style:font-size-complex="12pt"/>
    </style:style>
    <style:style style:name="כותרת_20_משפט_20_הגדרה_20_אלגוריתם_20_למה" style:display-name="כותרת משפט הגדרה אלגוריתם למה" style:family="paragraph" style:default-outline-level="">
      <style:paragraph-properties fo:margin-left="0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text-position="super 58%" style:font-name="Arial" fo:font-family="Arial" style:font-family-generic="roman" style:font-pitch="variable" fo:font-size="10.5pt" fo:font-weight="bold" style:font-name-asian="DejaVu Sans" style:font-family-asian="'DejaVu Sans'" style:font-family-generic-asian="system" style:font-pitch-asian="variable" style:font-size-asian="10.5pt" style:font-weight-asian="bold" style:font-name-complex="Noto Sans1" style:font-family-complex="'Noto Sans'" style:font-family-generic-complex="system" style:font-pitch-complex="variable" style:font-size-complex="12pt"/>
    </style:style>
    <style:style style:name="מסגרת_20_כותרת_20_חדשה" style:display-name="מסגרת כותרת חדשה" style:family="paragraph" style:default-outline-level="">
      <style:paragraph-properties fo:margin-left="0.278in" fo:margin-right="0.278in" fo:margin-top="0in" fo:margin-bottom="0.098in" style:contextual-spacing="false" fo:text-align="end" style:justify-single-word="false" fo:text-indent="0in" style:auto-text-indent="false" style:writing-mode="rl-tb"/>
      <style:text-properties style:font-name="Greta Sans H+L SemiBold" fo:font-family="'Greta Sans H+L SemiBold'" style:font-family-generic="roman" style:font-pitch="variable" fo:font-size="10.5pt" fo:font-weight="normal" style:font-name-asian="DejaVu Sans" style:font-family-asian="'DejaVu Sans'" style:font-family-generic-asian="system" style:font-pitch-asian="variable" style:font-size-asian="10.5pt" style:font-weight-asian="normal" style:font-name-complex="Noto Sans1" style:font-family-complex="'Noto Sans'" style:font-family-generic-complex="system" style:font-pitch-complex="variable" style:font-size-complex="12pt"/>
    </style:style>
    <style:style style:name="tx_7e_LT_7e_Gliederung_20_1" style:display-name="tx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top="0.1575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top="0.1181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top="0.0783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top="0.0398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áçðå_20_àú_20_òöîëí" style:display-name="áçðå àú òöîëí" style:family="paragraph" style:parent-style-name="Standard">
      <style:paragraph-properties fo:margin-left="0in" fo:margin-right="0.3937in" fo:line-height="100%" fo:text-align="justify" style:justify-single-word="false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style:vertical-align="auto" style:writing-mode="rl-tb">
        <style:tab-stops>
          <style:tab-stop style:position="0.1972in"/>
        </style:tab-stops>
      </style:paragraph-properties>
      <style:text-properties style:font-name="Arial2" fo:font-family="Arial" style:font-style-name="Regular" style:font-pitch="fixed" fo:font-size="10.5pt" fo:language="en" fo:country="US" fo:font-weight="bold" style:font-size-asian="10.5pt" style:language-asian="en" style:country-asian="US" style:font-weight-asian="bold" style:font-name-complex="Arial3" style:font-family-complex="Arial" style:font-style-name-complex="Regular" style:font-pitch-complex="variable" style:font-size-complex="10.5pt" style:language-complex="he" style:country-complex="IL" style:font-weight-complex="bold"/>
    </style:style>
    <style:style style:name="תרגיל_20_סוף" style:display-name="תרגיל סוף" style:family="paragraph" style:parent-style-name="Standard">
      <style:paragraph-properties fo:margin-left="0in" fo:margin-right="0in" fo:line-height="0.1043in" fo:text-align="justify" style:justify-single-word="false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style:vertical-align="auto" style:writing-mode="rl-tb">
        <style:tab-stops>
          <style:tab-stop style:position="0.1972in"/>
        </style:tab-stops>
      </style:paragraph-properties>
      <style:text-properties fo:font-size="10pt" fo:language="en" fo:country="US" style:font-size-asian="10pt" style:language-asian="en" style:country-asian="US" style:font-name-complex="MF Narkisim1" style:font-family-complex="'MF Narkisim'" style:font-style-name-complex="Regular" style:font-pitch-complex="variable" style:font-size-complex="11pt" style:language-complex="he" style:country-complex="I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חצי_20_שורה_20_תו" style:display-name="חצי שורה תו" style:family="text" style:parent-style-name="Default_20_Paragraph_20_Font">
      <style:text-properties fo:font-size="11pt" style:font-name-asian="Calibri" style:font-family-asian="Calibri" style:font-family-generic-asian="system" style:font-pitch-asian="variable" style:font-size-asian="11pt" style:font-name-complex="MF Narkisim" style:font-family-complex="'MF Narkisim'" style:font-family-generic-complex="system" style:font-pitch-complex="variable" style:font-size-complex="11pt"/>
    </style:style>
    <style:style style:name="תרגיל_20_סוף_20_תו" style:display-name="תרגיל סוף תו" style:family="text" style:parent-style-name="Default_20_Paragraph_20_Font">
      <style:text-properties fo:font-size="11pt" style:font-name-asian="Calibri" style:font-family-asian="Calibri" style:font-family-generic-asian="system" style:font-pitch-asian="variable" style:font-size-asian="11pt" style:font-name-complex="MF Narkisim" style:font-family-complex="'MF Narkisim'" style:font-family-generic-complex="system" style:font-pitch-complex="variable" style:font-size-complex="11pt"/>
    </style:style>
    <style:style style:name="äáçðä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13T13:38:01.524377300</dc:date>
    <meta:editing-duration>P12DT3H48M52S</meta:editing-duration>
    <meta:editing-cycles>1626</meta:editing-cycles>
    <meta:document-statistic meta:table-count="0" meta:image-count="0" meta:object-count="0" meta:page-count="2" meta:paragraph-count="20" meta:word-count="310" meta:character-count="1660" meta:non-whitespace-character-count="1352"/>
  </office:meta>
</office:document-meta>
</file>